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84pt"/>
    </style:style>
    <style:style style:name="co3" style:family="table-column">
      <style:table-column-properties fo:break-before="auto" style:column-width="30.05pt"/>
    </style:style>
    <style:style style:name="co4" style:family="table-column">
      <style:table-column-properties fo:break-before="auto" style:column-width="420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28.91pt" fo:break-before="auto" style:use-optimal-row-height="true"/>
    </style:style>
    <style:style style:name="ro4" style:family="table-row">
      <style:table-row-properties style:row-height="41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UNIDADE DA FEDERAÇÃO</text:p>
          </table:table-cell>
          <table:covered-table-cell table:number-columns-repeated="5"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2]&amp;&quot;,&quot;&amp;[.I2]&amp;&quot;)&quot;" office:value-type="string" office:string-value="SUBSTRING([Column 0],1,2)" calcext:value-type="string">
            <text:p>SUBSTRING([Column 0],1,2)</text:p>
          </table:table-cell>
          <table:table-cell office:value-type="string" calcext:value-type="string">
            <text:p>AS</text:p>
          </table:table-cell>
          <table:table-cell table:formula="of:=&quot;[&quot;&amp;[.B2]&amp;&quot;],&quot;" office:value-type="string" office:string-value="[UNIDADE DA FEDERAÇÃO]," calcext:value-type="string">
            <text:p>[UNIDADE DA FEDERAÇÃ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CÓDIGO DO MUNICÍPIO</text:p>
          </table:table-cell>
          <table:covered-table-cell table:number-columns-repeated="5" table:style-name="ce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SUBSTRING([Column 0],&quot;&amp;[.H3]&amp;&quot;,&quot;&amp;[.I3]&amp;&quot;)&quot;" office:value-type="string" office:string-value="SUBSTRING([Column 0],3,5)" calcext:value-type="string">
            <text:p>SUBSTRING([Column 0],3,5)</text:p>
          </table:table-cell>
          <table:table-cell office:value-type="string" calcext:value-type="string">
            <text:p>AS</text:p>
          </table:table-cell>
          <table:table-cell table:formula="of:=&quot;[&quot;&amp;[.B3]&amp;&quot;],&quot;" office:value-type="string" office:string-value="[CÓDIGO DO MUNICÍPIO]," calcext:value-type="string">
            <text:p>[CÓDIGO DO MUNICÍPI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ÁREA DE PONDERAÇÃO</text:p>
          </table:table-cell>
          <table:covered-table-cell table:number-columns-repeated="5" table:style-name="ce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 &quot;SUBSTRING([Column 0],&quot;&amp;[.H4]&amp;&quot;,&quot;&amp;[.I4]&amp;&quot;)&quot;" office:value-type="string" office:string-value="SUBSTRING([Column 0],8,13)" calcext:value-type="string">
            <text:p>SUBSTRING([Column 0],8,13)</text:p>
          </table:table-cell>
          <table:table-cell office:value-type="string" calcext:value-type="string">
            <text:p>AS</text:p>
          </table:table-cell>
          <table:table-cell table:formula="of:=&quot;[&quot;&amp;[.B4]&amp;&quot;],&quot;" office:value-type="string" office:string-value="[ÁREA DE PONDERAÇÃO]," calcext:value-type="string">
            <text:p>[ÁREA DE PONDERAÇÃ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CONTROLE</text:p>
          </table:table-cell>
          <table:covered-table-cell table:number-columns-repeated="5" table:style-name="ce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table:formula="of:= &quot;SUBSTRING([Column 0],&quot;&amp;[.H5]&amp;&quot;,&quot;&amp;[.I5]&amp;&quot;)&quot;" office:value-type="string" office:string-value="SUBSTRING([Column 0],21,8)" calcext:value-type="string">
            <text:p>SUBSTRING([Column 0],21,8)</text:p>
          </table:table-cell>
          <table:table-cell office:value-type="string" calcext:value-type="string">
            <text:p>AS</text:p>
          </table:table-cell>
          <table:table-cell table:formula="of:=&quot;[&quot;&amp;[.B5]&amp;&quot;],&quot;" office:value-type="string" office:string-value="[CONTROLE]," calcext:value-type="string">
            <text:p>[CONTROLE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PESO AMOSTRAL</text:p>
          </table:table-cell>
          <table:covered-table-cell table:number-columns-repeated="5" table:style-name="ce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table:formula="of:= &quot;SUBSTRING([Column 0],&quot;&amp;[.H6]&amp;&quot;,&quot;&amp;[.I6]&amp;&quot;)&quot;" office:value-type="string" office:string-value="SUBSTRING([Column 0],29,3)" calcext:value-type="string">
            <text:p>SUBSTRING([Column 0],29,3)</text:p>
          </table:table-cell>
          <table:table-cell office:value-type="string" calcext:value-type="string">
            <text:p>AS</text:p>
          </table:table-cell>
          <table:table-cell table:formula="of:=&quot;[&quot;&amp;[.B6]&amp;&quot;],&quot;" office:value-type="string" office:string-value="[PESO AMOSTRAL]," calcext:value-type="string">
            <text:p>[PESO AMOSTRAL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REGIÃO GEOGRÁFICA</text:p>
          </table:table-cell>
          <table:covered-table-cell table:number-columns-repeated="5" table:style-name="ce1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7]&amp;&quot;,&quot;&amp;[.I7]&amp;&quot;)&quot;" office:value-type="string" office:string-value="SUBSTRING([Column 0],45,1)" calcext:value-type="string">
            <text:p>SUBSTRING([Column 0],45,1)</text:p>
          </table:table-cell>
          <table:table-cell office:value-type="string" calcext:value-type="string">
            <text:p>AS</text:p>
          </table:table-cell>
          <table:table-cell table:formula="of:=&quot;[&quot;&amp;[.B7]&amp;&quot;],&quot;" office:value-type="string" office:string-value="[REGIÃO GEOGRÁFICA]," calcext:value-type="string">
            <text:p>[REGIÃO GEOGRÁFICA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CÓDIGO DA MESORREGIÃO</text:p>
          </table:table-cell>
          <table:covered-table-cell table:number-columns-repeated="5" table:style-name="ce2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8]&amp;&quot;,&quot;&amp;[.I8]&amp;&quot;)&quot;" office:value-type="string" office:string-value="SUBSTRING([Column 0],46,2)" calcext:value-type="string">
            <text:p>SUBSTRING([Column 0],46,2)</text:p>
          </table:table-cell>
          <table:table-cell office:value-type="string" calcext:value-type="string">
            <text:p>AS</text:p>
          </table:table-cell>
          <table:table-cell table:formula="of:=&quot;[&quot;&amp;[.B8]&amp;&quot;],&quot;" office:value-type="string" office:string-value="[CÓDIGO DA MESORREGIÃO]," calcext:value-type="string">
            <text:p>[CÓDIGO DA MESORREGIÃ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CÓDIGO DA MICRORREGIÃO</text:p>
          </table:table-cell>
          <table:covered-table-cell table:number-columns-repeated="5" table:style-name="ce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formula="of:= &quot;SUBSTRING([Column 0],&quot;&amp;[.H9]&amp;&quot;,&quot;&amp;[.I9]&amp;&quot;)&quot;" office:value-type="string" office:string-value="SUBSTRING([Column 0],48,3)" calcext:value-type="string">
            <text:p>SUBSTRING([Column 0],48,3)</text:p>
          </table:table-cell>
          <table:table-cell office:value-type="string" calcext:value-type="string">
            <text:p>AS</text:p>
          </table:table-cell>
          <table:table-cell table:formula="of:=&quot;[&quot;&amp;[.B9]&amp;&quot;],&quot;" office:value-type="string" office:string-value="[CÓDIGO DA MICRORREGIÃO]," calcext:value-type="string">
            <text:p>[CÓDIGO DA MICRORREGIÃ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CÓDIGO DA REGIÃO METROPOLITANA</text:p>
          </table:table-cell>
          <table:covered-table-cell table:number-columns-repeated="5" table:style-name="ce2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10]&amp;&quot;,&quot;&amp;[.I10]&amp;&quot;)&quot;" office:value-type="string" office:string-value="SUBSTRING([Column 0],51,2)" calcext:value-type="string">
            <text:p>SUBSTRING([Column 0],51,2)</text:p>
          </table:table-cell>
          <table:table-cell office:value-type="string" calcext:value-type="string">
            <text:p>AS</text:p>
          </table:table-cell>
          <table:table-cell table:formula="of:=&quot;[&quot;&amp;[.B10]&amp;&quot;],&quot;" office:value-type="string" office:string-value="[CÓDIGO DA REGIÃO METROPOLITANA]," calcext:value-type="string">
            <text:p>[CÓDIGO DA REGIÃO METROPOLITANA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SITUAÇÃO DO DOMICÍLIO</text:p>
          </table:table-cell>
          <table:covered-table-cell table:number-columns-repeated="5" table:style-name="ce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11]&amp;&quot;,&quot;&amp;[.I11]&amp;&quot;)&quot;" office:value-type="string" office:string-value="SUBSTRING([Column 0],53,1)" calcext:value-type="string">
            <text:p>SUBSTRING([Column 0],53,1)</text:p>
          </table:table-cell>
          <table:table-cell office:value-type="string" calcext:value-type="string">
            <text:p>AS</text:p>
          </table:table-cell>
          <table:table-cell table:formula="of:=&quot;[&quot;&amp;[.B11]&amp;&quot;],&quot;" office:value-type="string" office:string-value="[SITUAÇÃO DO DOMICÍLIO]," calcext:value-type="string">
            <text:p>[SITUAÇÃO DO DOMICÍLIO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ESPÉCIE DE UNIDADE VISITADA</text:p>
          </table:table-cell>
          <table:covered-table-cell table:number-columns-repeated="5" table:style-name="ce1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12]&amp;&quot;,&quot;&amp;[.I12]&amp;&quot;)&quot;" office:value-type="string" office:string-value="SUBSTRING([Column 0],54,2)" calcext:value-type="string">
            <text:p>SUBSTRING([Column 0],54,2)</text:p>
          </table:table-cell>
          <table:table-cell office:value-type="string" calcext:value-type="string">
            <text:p>AS</text:p>
          </table:table-cell>
          <table:table-cell table:formula="of:=&quot;[&quot;&amp;[.B12]&amp;&quot;],&quot;" office:value-type="string" office:string-value="[ESPÉCIE DE UNIDADE VISITADA]," calcext:value-type="string">
            <text:p>[ESPÉCIE DE UNIDADE VISITAD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IPO DE ESPÉCIE</text:p>
          </table:table-cell>
          <table:covered-table-cell table:number-columns-repeated="5" table:style-name="ce1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13]&amp;&quot;,&quot;&amp;[.I13]&amp;&quot;)&quot;" office:value-type="string" office:string-value="SUBSTRING([Column 0],56,2)" calcext:value-type="string">
            <text:p>SUBSTRING([Column 0],56,2)</text:p>
          </table:table-cell>
          <table:table-cell office:value-type="string" calcext:value-type="string">
            <text:p>AS</text:p>
          </table:table-cell>
          <table:table-cell table:formula="of:=&quot;[&quot;&amp;[.B13]&amp;&quot;],&quot;" office:value-type="string" office:string-value="[TIPO DE ESPÉCIE]," calcext:value-type="string">
            <text:p>[TIPO DE ESPÉCIE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DOMICÍLIO, CONDIÇÃO DE OCUPAÇÃO</text:p>
          </table:table-cell>
          <table:covered-table-cell table:number-columns-repeated="5" table:style-name="ce1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14]&amp;&quot;,&quot;&amp;[.I14]&amp;&quot;)&quot;" office:value-type="string" office:string-value="SUBSTRING([Column 0],58,1)" calcext:value-type="string">
            <text:p>SUBSTRING([Column 0],58,1)</text:p>
          </table:table-cell>
          <table:table-cell office:value-type="string" calcext:value-type="string">
            <text:p>AS</text:p>
          </table:table-cell>
          <table:table-cell table:formula="of:=&quot;[&quot;&amp;[.B14]&amp;&quot;],&quot;" office:value-type="string" office:string-value="[DOMICÍLIO, CONDIÇÃO DE OCUPAÇÃO]," calcext:value-type="string">
            <text:p>[DOMICÍLIO, CONDIÇÃO DE OCUPAÇÃ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VALOR DO ALUGUEL (EM REAIS) <text:s text:c="12"/></text:p>
          </table:table-cell>
          <table:covered-table-cell table:number-columns-repeated="5" table:style-name="ce2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/>
          <table:table-cell table:formula="of:= &quot;SUBSTRING([Column 0],&quot;&amp;[.H15]&amp;&quot;,&quot;&amp;[.I15]&amp;&quot;)&quot;" office:value-type="string" office:string-value="SUBSTRING([Column 0],59,6)" calcext:value-type="string">
            <text:p>SUBSTRING([Column 0],59,6)</text:p>
          </table:table-cell>
          <table:table-cell office:value-type="string" calcext:value-type="string">
            <text:p>AS</text:p>
          </table:table-cell>
          <table:table-cell table:formula="of:=&quot;[&quot;&amp;[.B15]&amp;&quot;],&quot;" office:value-type="string" office:string-value="[VALOR DO ALUGUEL (EM REAIS)             ]," calcext:value-type="string">
            <text:p>[VALOR DO ALUGUEL (EM REAIS) <text:s text:c="12"/>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ALUGUEL EM Nº DE SALÁRIOS MÍNIMOS </text:p>
          </table:table-cell>
          <table:covered-table-cell table:number-columns-repeated="5" table:style-name="ce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/>
          <table:table-cell table:formula="of:= &quot;SUBSTRING([Column 0],&quot;&amp;[.H16]&amp;&quot;,&quot;&amp;[.I16]&amp;&quot;)&quot;" office:value-type="string" office:string-value="SUBSTRING([Column 0],65,4)" calcext:value-type="string">
            <text:p>SUBSTRING([Column 0],65,4)</text:p>
          </table:table-cell>
          <table:table-cell office:value-type="string" calcext:value-type="string">
            <text:p>AS</text:p>
          </table:table-cell>
          <table:table-cell table:formula="of:=&quot;[&quot;&amp;[.B16]&amp;&quot;],&quot;" office:value-type="string" office:string-value="[ALUGUEL EM Nº DE SALÁRIOS MÍNIMOS ]," calcext:value-type="string">
            <text:p>[ALUGUEL EM Nº DE SALÁRIOS MÍNIMOS 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MATERIAL PREDOMINANTE, PAREDES EXTERNAS</text:p>
          </table:table-cell>
          <table:covered-table-cell table:number-columns-repeated="5" table:style-name="ce1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17]&amp;&quot;,&quot;&amp;[.I17]&amp;&quot;)&quot;" office:value-type="string" office:string-value="SUBSTRING([Column 0],74,1)" calcext:value-type="string">
            <text:p>SUBSTRING([Column 0],74,1)</text:p>
          </table:table-cell>
          <table:table-cell office:value-type="string" calcext:value-type="string">
            <text:p>AS</text:p>
          </table:table-cell>
          <table:table-cell table:formula="of:=&quot;[&quot;&amp;[.B17]&amp;&quot;],&quot;" office:value-type="string" office:string-value="[MATERIAL PREDOMINANTE, PAREDES EXTERNAS]," calcext:value-type="string">
            <text:p>[MATERIAL PREDOMINANTE, PAREDES EXTERNAS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CÔMODOS, NÚMERO</text:p>
          </table:table-cell>
          <table:covered-table-cell table:number-columns-repeated="5" table:style-name="ce1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18]&amp;&quot;,&quot;&amp;[.I18]&amp;&quot;)&quot;" office:value-type="string" office:string-value="SUBSTRING([Column 0],75,2)" calcext:value-type="string">
            <text:p>SUBSTRING([Column 0],75,2)</text:p>
          </table:table-cell>
          <table:table-cell office:value-type="string" calcext:value-type="string">
            <text:p>AS</text:p>
          </table:table-cell>
          <table:table-cell table:formula="of:=&quot;[&quot;&amp;[.B18]&amp;&quot;],&quot;" office:value-type="string" office:string-value="[CÔMODOS, NÚMERO]," calcext:value-type="string">
            <text:p>[CÔMODOS, NÚMER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DENSIDADE DE MORADOR/CÔMODO </text:p>
          </table:table-cell>
          <table:covered-table-cell table:number-columns-repeated="5" table:style-name="ce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19]&amp;&quot;,&quot;&amp;[.I19]&amp;&quot;)&quot;" office:value-type="string" office:string-value="SUBSTRING([Column 0],77,2)" calcext:value-type="string">
            <text:p>SUBSTRING([Column 0],77,2)</text:p>
          </table:table-cell>
          <table:table-cell office:value-type="string" calcext:value-type="string">
            <text:p>AS</text:p>
          </table:table-cell>
          <table:table-cell table:formula="of:=&quot;[&quot;&amp;[.B19]&amp;&quot;],&quot;" office:value-type="string" office:string-value="[DENSIDADE DE MORADOR/CÔMODO ]," calcext:value-type="string">
            <text:p>[DENSIDADE DE MORADOR/CÔMODO 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CÔMODOS COMO DORMITÓRIO, NÚMERO</text:p>
          </table:table-cell>
          <table:covered-table-cell table:number-columns-repeated="5" table:style-name="ce1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20]&amp;&quot;,&quot;&amp;[.I20]&amp;&quot;)&quot;" office:value-type="string" office:string-value="SUBSTRING([Column 0],80,2)" calcext:value-type="string">
            <text:p>SUBSTRING([Column 0],80,2)</text:p>
          </table:table-cell>
          <table:table-cell office:value-type="string" calcext:value-type="string">
            <text:p>AS</text:p>
          </table:table-cell>
          <table:table-cell table:formula="of:=&quot;[&quot;&amp;[.B20]&amp;&quot;],&quot;" office:value-type="string" office:string-value="[CÔMODOS COMO DORMITÓRIO, NÚMERO]," calcext:value-type="string">
            <text:p>[CÔMODOS COMO DORMITÓRIO, NÚMERO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DENSIDADE DE MORADOR / DORMITÓRIO <text:s/></text:p>
          </table:table-cell>
          <table:covered-table-cell table:number-columns-repeated="5" table:style-name="ce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21]&amp;&quot;,&quot;&amp;[.I21]&amp;&quot;)&quot;" office:value-type="string" office:string-value="SUBSTRING([Column 0],82,2)" calcext:value-type="string">
            <text:p>SUBSTRING([Column 0],82,2)</text:p>
          </table:table-cell>
          <table:table-cell office:value-type="string" calcext:value-type="string">
            <text:p>AS</text:p>
          </table:table-cell>
          <table:table-cell table:formula="of:=&quot;[&quot;&amp;[.B21]&amp;&quot;],&quot;" office:value-type="string" office:string-value="[DENSIDADE DE MORADOR / DORMITÓRIO  ]," calcext:value-type="string">
            <text:p>[DENSIDADE DE MORADOR / DORMITÓRIO <text:s/>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BANHEIROS DE USO EXCLUSIVO, NÚMERO</text:p>
          </table:table-cell>
          <table:covered-table-cell table:number-columns-repeated="5" table:style-name="ce1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2]&amp;&quot;,&quot;&amp;[.I22]&amp;&quot;)&quot;" office:value-type="string" office:string-value="SUBSTRING([Column 0],85,1)" calcext:value-type="string">
            <text:p>SUBSTRING([Column 0],85,1)</text:p>
          </table:table-cell>
          <table:table-cell office:value-type="string" calcext:value-type="string">
            <text:p>AS</text:p>
          </table:table-cell>
          <table:table-cell table:formula="of:=&quot;[&quot;&amp;[.B22]&amp;&quot;],&quot;" office:value-type="string" office:string-value="[BANHEIROS DE USO EXCLUSIVO, NÚMERO]," calcext:value-type="string">
            <text:p>[BANHEIROS DE USO EXCLUSIVO, NÚMERO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SANITÁRIO OU BURACO PARA DEJEÇÕES, EXISTÊNCIA</text:p>
          </table:table-cell>
          <table:covered-table-cell table:number-columns-repeated="5" table:style-name="ce1"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3]&amp;&quot;,&quot;&amp;[.I23]&amp;&quot;)&quot;" office:value-type="string" office:string-value="SUBSTRING([Column 0],86,1)" calcext:value-type="string">
            <text:p>SUBSTRING([Column 0],86,1)</text:p>
          </table:table-cell>
          <table:table-cell office:value-type="string" calcext:value-type="string">
            <text:p>AS</text:p>
          </table:table-cell>
          <table:table-cell table:formula="of:=&quot;[&quot;&amp;[.B23]&amp;&quot;],&quot;" office:value-type="string" office:string-value="[SANITÁRIO OU BURACO PARA DEJEÇÕES, EXISTÊNCIA]," calcext:value-type="string">
            <text:p>[SANITÁRIO OU BURACO PARA DEJEÇÕES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ESGOTAMENTO SANITÁRIO, TIPO</text:p>
          </table:table-cell>
          <table:covered-table-cell table:number-columns-repeated="5" table:style-name="ce1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4]&amp;&quot;,&quot;&amp;[.I24]&amp;&quot;)&quot;" office:value-type="string" office:string-value="SUBSTRING([Column 0],87,1)" calcext:value-type="string">
            <text:p>SUBSTRING([Column 0],87,1)</text:p>
          </table:table-cell>
          <table:table-cell office:value-type="string" calcext:value-type="string">
            <text:p>AS</text:p>
          </table:table-cell>
          <table:table-cell table:formula="of:=&quot;[&quot;&amp;[.B24]&amp;&quot;],&quot;" office:value-type="string" office:string-value="[ESGOTAMENTO SANITÁRIO, TIPO]," calcext:value-type="string">
            <text:p>[ESGOTAMENTO SANITÁRIO, TIPO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BASTECIMENTO DE ÁGUA, FORMA</text:p>
          </table:table-cell>
          <table:covered-table-cell table:number-columns-repeated="5" table:style-name="ce1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25]&amp;&quot;,&quot;&amp;[.I25]&amp;&quot;)&quot;" office:value-type="string" office:string-value="SUBSTRING([Column 0],88,2)" calcext:value-type="string">
            <text:p>SUBSTRING([Column 0],88,2)</text:p>
          </table:table-cell>
          <table:table-cell office:value-type="string" calcext:value-type="string">
            <text:p>AS</text:p>
          </table:table-cell>
          <table:table-cell table:formula="of:=&quot;[&quot;&amp;[.B25]&amp;&quot;],&quot;" office:value-type="string" office:string-value="[ABASTECIMENTO DE ÁGUA, FORMA]," calcext:value-type="string">
            <text:p>[ABASTECIMENTO DE ÁGUA, FORM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BASTECIMENTO DE ÁGUA, CANALIZAÇÃO</text:p>
          </table:table-cell>
          <table:covered-table-cell table:number-columns-repeated="5" table:style-name="ce1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6]&amp;&quot;,&quot;&amp;[.I26]&amp;&quot;)&quot;" office:value-type="string" office:string-value="SUBSTRING([Column 0],90,1)" calcext:value-type="string">
            <text:p>SUBSTRING([Column 0],90,1)</text:p>
          </table:table-cell>
          <table:table-cell office:value-type="string" calcext:value-type="string">
            <text:p>AS</text:p>
          </table:table-cell>
          <table:table-cell table:formula="of:=&quot;[&quot;&amp;[.B26]&amp;&quot;],&quot;" office:value-type="string" office:string-value="[ABASTECIMENTO DE ÁGUA, CANALIZAÇÃO]," calcext:value-type="string">
            <text:p>[ABASTECIMENTO DE ÁGUA, CANALIZAÇÃO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LIXO, DESTINO</text:p>
          </table:table-cell>
          <table:covered-table-cell table:number-columns-repeated="5" table:style-name="ce1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7]&amp;&quot;,&quot;&amp;[.I27]&amp;&quot;)&quot;" office:value-type="string" office:string-value="SUBSTRING([Column 0],91,1)" calcext:value-type="string">
            <text:p>SUBSTRING([Column 0],91,1)</text:p>
          </table:table-cell>
          <table:table-cell office:value-type="string" calcext:value-type="string">
            <text:p>AS</text:p>
          </table:table-cell>
          <table:table-cell table:formula="of:=&quot;[&quot;&amp;[.B27]&amp;&quot;],&quot;" office:value-type="string" office:string-value="[LIXO, DESTINO]," calcext:value-type="string">
            <text:p>[LIXO, DESTINO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ENERGIA ELÉTRICA, EXISTÊNCIA</text:p>
          </table:table-cell>
          <table:covered-table-cell table:number-columns-repeated="5" table:style-name="ce1"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8]&amp;&quot;,&quot;&amp;[.I28]&amp;&quot;)&quot;" office:value-type="string" office:string-value="SUBSTRING([Column 0],92,1)" calcext:value-type="string">
            <text:p>SUBSTRING([Column 0],92,1)</text:p>
          </table:table-cell>
          <table:table-cell office:value-type="string" calcext:value-type="string">
            <text:p>AS</text:p>
          </table:table-cell>
          <table:table-cell table:formula="of:=&quot;[&quot;&amp;[.B28]&amp;&quot;],&quot;" office:value-type="string" office:string-value="[ENERGIA ELÉTRICA, EXISTÊNCIA]," calcext:value-type="string">
            <text:p>[ENERGIA ELÉTRICA, EXISTÊNCIA],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6" table:number-rows-spanned="1">
            <text:p>EXISTÊNCIA DE MEDIDOR OU RELÓGIO, ENERGIA ELÉTRICA, COMPANHIA DISTRIBUIDORA</text:p>
          </table:table-cell>
          <table:covered-table-cell table:number-columns-repeated="5" table:style-name="ce1"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29]&amp;&quot;,&quot;&amp;[.I29]&amp;&quot;)&quot;" office:value-type="string" office:string-value="SUBSTRING([Column 0],93,1)" calcext:value-type="string">
            <text:p>SUBSTRING([Column 0],93,1)</text:p>
          </table:table-cell>
          <table:table-cell office:value-type="string" calcext:value-type="string">
            <text:p>AS</text:p>
          </table:table-cell>
          <table:table-cell table:formula="of:=&quot;[&quot;&amp;[.B29]&amp;&quot;],&quot;" office:value-type="string" office:string-value="[EXISTÊNCIA DE MEDIDOR OU RELÓGIO, ENERGIA ELÉTRICA, COMPANHIA DISTRIBUIDORA]," calcext:value-type="string">
            <text:p>[EXISTÊNCIA DE MEDIDOR OU RELÓGIO, ENERGIA ELÉTRICA, COMPANHIA DISTRIBUIDOR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RÁDIO, EXISTÊNCIA</text:p>
          </table:table-cell>
          <table:covered-table-cell table:number-columns-repeated="5" table:style-name="ce1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0]&amp;&quot;,&quot;&amp;[.I30]&amp;&quot;)&quot;" office:value-type="string" office:string-value="SUBSTRING([Column 0],94,1)" calcext:value-type="string">
            <text:p>SUBSTRING([Column 0],94,1)</text:p>
          </table:table-cell>
          <table:table-cell office:value-type="string" calcext:value-type="string">
            <text:p>AS</text:p>
          </table:table-cell>
          <table:table-cell table:formula="of:=&quot;[&quot;&amp;[.B30]&amp;&quot;],&quot;" office:value-type="string" office:string-value="[RÁDIO, EXISTÊNCIA]," calcext:value-type="string">
            <text:p>[RÁDIO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ELEVISÃO, EXISTÊNCIA</text:p>
          </table:table-cell>
          <table:covered-table-cell table:number-columns-repeated="5" table:style-name="ce1"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1]&amp;&quot;,&quot;&amp;[.I31]&amp;&quot;)&quot;" office:value-type="string" office:string-value="SUBSTRING([Column 0],95,1)" calcext:value-type="string">
            <text:p>SUBSTRING([Column 0],95,1)</text:p>
          </table:table-cell>
          <table:table-cell office:value-type="string" calcext:value-type="string">
            <text:p>AS</text:p>
          </table:table-cell>
          <table:table-cell table:formula="of:=&quot;[&quot;&amp;[.B31]&amp;&quot;],&quot;" office:value-type="string" office:string-value="[TELEVISÃO, EXISTÊNCIA]," calcext:value-type="string">
            <text:p>[TELEVISÃO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MÁQUINA DE LAVAR ROUPA,</text:p>
          </table:table-cell>
          <table:covered-table-cell table:number-columns-repeated="5" table:style-name="ce1"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2]&amp;&quot;,&quot;&amp;[.I32]&amp;&quot;)&quot;" office:value-type="string" office:string-value="SUBSTRING([Column 0],96,1)" calcext:value-type="string">
            <text:p>SUBSTRING([Column 0],96,1)</text:p>
          </table:table-cell>
          <table:table-cell office:value-type="string" calcext:value-type="string">
            <text:p>AS</text:p>
          </table:table-cell>
          <table:table-cell table:formula="of:=&quot;[&quot;&amp;[.B32]&amp;&quot;],&quot;" office:value-type="string" office:string-value="[MÁQUINA DE LAVAR ROUPA,]," calcext:value-type="string">
            <text:p>[MÁQUINA DE LAVAR ROUPA,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GELADEIRA, EXISTÊNCIA</text:p>
          </table:table-cell>
          <table:covered-table-cell table:number-columns-repeated="5" table:style-name="ce1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3]&amp;&quot;,&quot;&amp;[.I33]&amp;&quot;)&quot;" office:value-type="string" office:string-value="SUBSTRING([Column 0],97,1)" calcext:value-type="string">
            <text:p>SUBSTRING([Column 0],97,1)</text:p>
          </table:table-cell>
          <table:table-cell office:value-type="string" calcext:value-type="string">
            <text:p>AS</text:p>
          </table:table-cell>
          <table:table-cell table:formula="of:=&quot;[&quot;&amp;[.B33]&amp;&quot;],&quot;" office:value-type="string" office:string-value="[GELADEIRA, EXISTÊNCIA]," calcext:value-type="string">
            <text:p>[GELADEIRA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ELEFONE CELULAR, EXISTÊNCIA</text:p>
          </table:table-cell>
          <table:covered-table-cell table:number-columns-repeated="5" table:style-name="ce1"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4]&amp;&quot;,&quot;&amp;[.I34]&amp;&quot;)&quot;" office:value-type="string" office:string-value="SUBSTRING([Column 0],98,1)" calcext:value-type="string">
            <text:p>SUBSTRING([Column 0],98,1)</text:p>
          </table:table-cell>
          <table:table-cell office:value-type="string" calcext:value-type="string">
            <text:p>AS</text:p>
          </table:table-cell>
          <table:table-cell table:formula="of:=&quot;[&quot;&amp;[.B34]&amp;&quot;],&quot;" office:value-type="string" office:string-value="[TELEFONE CELULAR, EXISTÊNCIA]," calcext:value-type="string">
            <text:p>[TELEFONE CELULAR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ELEFONE FIXO, EXISTÊNCIA</text:p>
          </table:table-cell>
          <table:covered-table-cell table:number-columns-repeated="5" table:style-name="ce1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5]&amp;&quot;,&quot;&amp;[.I35]&amp;&quot;)&quot;" office:value-type="string" office:string-value="SUBSTRING([Column 0],99,1)" calcext:value-type="string">
            <text:p>SUBSTRING([Column 0],99,1)</text:p>
          </table:table-cell>
          <table:table-cell office:value-type="string" calcext:value-type="string">
            <text:p>AS</text:p>
          </table:table-cell>
          <table:table-cell table:formula="of:=&quot;[&quot;&amp;[.B35]&amp;&quot;],&quot;" office:value-type="string" office:string-value="[TELEFONE FIXO, EXISTÊNCIA]," calcext:value-type="string">
            <text:p>[TELEFONE FIXO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MICROCOMPUTADOR, EXISTÊNCIA</text:p>
          </table:table-cell>
          <table:covered-table-cell table:number-columns-repeated="5" table:style-name="ce1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6]&amp;&quot;,&quot;&amp;[.I36]&amp;&quot;)&quot;" office:value-type="string" office:string-value="SUBSTRING([Column 0],100,1)" calcext:value-type="string">
            <text:p>SUBSTRING([Column 0],100,1)</text:p>
          </table:table-cell>
          <table:table-cell office:value-type="string" calcext:value-type="string">
            <text:p>AS</text:p>
          </table:table-cell>
          <table:table-cell table:formula="of:=&quot;[&quot;&amp;[.B36]&amp;&quot;],&quot;" office:value-type="string" office:string-value="[MICROCOMPUTADOR, EXISTÊNCIA]," calcext:value-type="string">
            <text:p>[MICROCOMPUTADOR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MICROCOMPUTADOR COM ACESSO À INTERNET, EXISTÊNCIA</text:p>
          </table:table-cell>
          <table:covered-table-cell table:number-columns-repeated="5" table:style-name="ce1"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7]&amp;&quot;,&quot;&amp;[.I37]&amp;&quot;)&quot;" office:value-type="string" office:string-value="SUBSTRING([Column 0],101,1)" calcext:value-type="string">
            <text:p>SUBSTRING([Column 0],101,1)</text:p>
          </table:table-cell>
          <table:table-cell office:value-type="string" calcext:value-type="string">
            <text:p>AS</text:p>
          </table:table-cell>
          <table:table-cell table:formula="of:=&quot;[&quot;&amp;[.B37]&amp;&quot;],&quot;" office:value-type="string" office:string-value="[MICROCOMPUTADOR COM ACESSO À INTERNET, EXISTÊNCIA]," calcext:value-type="string">
            <text:p>[MICROCOMPUTADOR COM ACESSO À INTERNET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MOTOCICLETA PARA USO PARTICULAR, EXISTÊNCIA</text:p>
          </table:table-cell>
          <table:covered-table-cell table:number-columns-repeated="5" table:style-name="ce1"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8]&amp;&quot;,&quot;&amp;[.I38]&amp;&quot;)&quot;" office:value-type="string" office:string-value="SUBSTRING([Column 0],102,1)" calcext:value-type="string">
            <text:p>SUBSTRING([Column 0],102,1)</text:p>
          </table:table-cell>
          <table:table-cell office:value-type="string" calcext:value-type="string">
            <text:p>AS</text:p>
          </table:table-cell>
          <table:table-cell table:formula="of:=&quot;[&quot;&amp;[.B38]&amp;&quot;],&quot;" office:value-type="string" office:string-value="[MOTOCICLETA PARA USO PARTICULAR, EXISTÊNCIA]," calcext:value-type="string">
            <text:p>[MOTOCICLETA PARA USO PARTICULAR, EXISTÊNCIA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UTOMÓVEL PARA USO PARTICULAR, EXISTÊNCIA</text:p>
          </table:table-cell>
          <table:covered-table-cell table:number-columns-repeated="5" table:style-name="ce1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39]&amp;&quot;,&quot;&amp;[.I39]&amp;&quot;)&quot;" office:value-type="string" office:string-value="SUBSTRING([Column 0],103,1)" calcext:value-type="string">
            <text:p>SUBSTRING([Column 0],103,1)</text:p>
          </table:table-cell>
          <table:table-cell office:value-type="string" calcext:value-type="string">
            <text:p>AS</text:p>
          </table:table-cell>
          <table:table-cell table:formula="of:=&quot;[&quot;&amp;[.B39]&amp;&quot;],&quot;" office:value-type="string" office:string-value="[AUTOMÓVEL PARA USO PARTICULAR, EXISTÊNCIA]," calcext:value-type="string">
            <text:p>[AUTOMÓVEL PARA USO PARTICULAR, EXISTÊNCIA],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6" table:number-rows-spanned="1">
            <text:p>ALGUMA PESSOA QUE MORAVA COM VOCÊ(S) ESTAVA MORANDO EM OUTRO PAÍS EM 31 DE JULHO DE 2010</text:p>
          </table:table-cell>
          <table:covered-table-cell table:number-columns-repeated="5" table:style-name="ce1"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40]&amp;&quot;,&quot;&amp;[.I40]&amp;&quot;)&quot;" office:value-type="string" office:string-value="SUBSTRING([Column 0],104,1)" calcext:value-type="string">
            <text:p>SUBSTRING([Column 0],104,1)</text:p>
          </table:table-cell>
          <table:table-cell office:value-type="string" calcext:value-type="string">
            <text:p>AS</text:p>
          </table:table-cell>
          <table:table-cell table:formula="of:=&quot;[&quot;&amp;[.B40]&amp;&quot;],&quot;" office:value-type="string" office:string-value="[ALGUMA PESSOA QUE MORAVA COM VOCÊ(S) ESTAVA MORANDO EM OUTRO PAÍS EM 31 DE JULHO DE 2010]," calcext:value-type="string">
            <text:p>[ALGUMA PESSOA QUE MORAVA COM VOCÊ(S) ESTAVA MORANDO EM OUTRO PAÍS EM 31 DE JULHO DE 2010],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6" table:number-rows-spanned="1">
            <text:p>QUANTAS PESSOAS MORAVAM NESTE DOMICÍLIO EM 31 DE JULHO DE 2010</text:p>
          </table:table-cell>
          <table:covered-table-cell table:number-columns-repeated="5" table:style-name="ce3"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 &quot;SUBSTRING([Column 0],&quot;&amp;[.H41]&amp;&quot;,&quot;&amp;[.I41]&amp;&quot;)&quot;" office:value-type="string" office:string-value="SUBSTRING([Column 0],105,2)" calcext:value-type="string">
            <text:p>SUBSTRING([Column 0],105,2)</text:p>
          </table:table-cell>
          <table:table-cell office:value-type="string" calcext:value-type="string">
            <text:p>AS</text:p>
          </table:table-cell>
          <table:table-cell table:formula="of:=&quot;[&quot;&amp;[.B41]&amp;&quot;],&quot;" office:value-type="string" office:string-value="[QUANTAS PESSOAS MORAVAM NESTE DOMICÍLIO EM 31 DE JULHO DE 2010]," calcext:value-type="string">
            <text:p>[QUANTAS PESSOAS MORAVAM NESTE DOMICÍLIO EM 31 DE JULHO DE 2010],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 RESPONSABILIDADE PELO DOMICÍLIO É DE</text:p>
          </table:table-cell>
          <table:covered-table-cell table:number-columns-repeated="5" table:style-name="ce1"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42]&amp;&quot;,&quot;&amp;[.I42]&amp;&quot;)&quot;" office:value-type="string" office:string-value="SUBSTRING([Column 0],107,1)" calcext:value-type="string">
            <text:p>SUBSTRING([Column 0],107,1)</text:p>
          </table:table-cell>
          <table:table-cell office:value-type="string" calcext:value-type="string">
            <text:p>AS</text:p>
          </table:table-cell>
          <table:table-cell table:formula="of:=&quot;[&quot;&amp;[.B42]&amp;&quot;],&quot;" office:value-type="string" office:string-value="[A RESPONSABILIDADE PELO DOMICÍLIO É DE]," calcext:value-type="string">
            <text:p>[A RESPONSABILIDADE PELO DOMICÍLIO É DE],</text:p>
          </table:table-cell>
        </table:table-row>
        <table:table-row table:style-name="ro4">
          <table:table-cell/>
          <table:table-cell table:style-name="ce1" office:value-type="string" calcext:value-type="string" table:number-columns-spanned="6" table:number-rows-spanned="1">
            <text:p>DE AGOSTO DE 2009 A JULHO DE 2010, FALECEU ALGUMA PESSOA QUE MORAVA COM VOCÊ(S) (INCLUSIVE CRIANÇAS RECÉM-NASCIDAS E IDOSOS)</text:p>
          </table:table-cell>
          <table:covered-table-cell table:number-columns-repeated="5" table:style-name="ce1"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43]&amp;&quot;,&quot;&amp;[.I43]&amp;&quot;)&quot;" office:value-type="string" office:string-value="SUBSTRING([Column 0],108,1)" calcext:value-type="string">
            <text:p>SUBSTRING([Column 0],108,1)</text:p>
          </table:table-cell>
          <table:table-cell office:value-type="string" calcext:value-type="string">
            <text:p>AS</text:p>
          </table:table-cell>
          <table:table-cell table:formula="of:=&quot;[&quot;&amp;[.B43]&amp;&quot;],&quot;" office:value-type="string" office:string-value="[DE AGOSTO DE 2009 A JULHO DE 2010, FALECEU ALGUMA PESSOA QUE MORAVA COM VOCÊ(S) (INCLUSIVE CRIANÇAS RECÉM-NASCIDAS E IDOSOS)]," calcext:value-type="string">
            <text:p>[DE AGOSTO DE 2009 A JULHO DE 2010, FALECEU ALGUMA PESSOA QUE MORAVA COM VOCÊ(S) (INCLUSIVE CRIANÇAS RECÉM-NASCIDAS E IDOSOS)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RENDIMENTO MENSAL DOMICILIAR EM JULHO DE 2010 </text:p>
          </table:table-cell>
          <table:covered-table-cell table:number-columns-repeated="5" table:style-name="ce2"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/>
          <table:table-cell table:formula="of:= &quot;SUBSTRING([Column 0],&quot;&amp;[.H44]&amp;&quot;,&quot;&amp;[.I44]&amp;&quot;)&quot;" office:value-type="string" office:string-value="SUBSTRING([Column 0],109,7)" calcext:value-type="string">
            <text:p>SUBSTRING([Column 0],109,7)</text:p>
          </table:table-cell>
          <table:table-cell office:value-type="string" calcext:value-type="string">
            <text:p>AS</text:p>
          </table:table-cell>
          <table:table-cell table:formula="of:=&quot;[&quot;&amp;[.B44]&amp;&quot;],&quot;" office:value-type="string" office:string-value="[RENDIMENTO MENSAL DOMICILIAR EM JULHO DE 2010 ]," calcext:value-type="string">
            <text:p>[RENDIMENTO MENSAL DOMICILIAR EM JULHO DE 2010 ],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RENDIMENTO DOMICILIAR, SALÁRIOS MÍNIMOS, EM JULHO DE 2010 </text:p>
          </table:table-cell>
          <table:covered-table-cell table:number-columns-repeated="5" table:style-name="ce2"/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SUBSTRING([Column 0],&quot;&amp;[.H45]&amp;&quot;,&quot;&amp;[.I45]&amp;&quot;)&quot;" office:value-type="string" office:string-value="SUBSTRING([Column 0],116,5)" calcext:value-type="string">
            <text:p>SUBSTRING([Column 0],116,5)</text:p>
          </table:table-cell>
          <table:table-cell office:value-type="string" calcext:value-type="string">
            <text:p>AS</text:p>
          </table:table-cell>
          <table:table-cell table:formula="of:=&quot;[&quot;&amp;[.B45]&amp;&quot;],&quot;" office:value-type="string" office:string-value="[RENDIMENTO DOMICILIAR, SALÁRIOS MÍNIMOS, EM JULHO DE 2010 ]," calcext:value-type="string">
            <text:p>[RENDIMENTO DOMICILIAR, SALÁRIOS MÍNIMOS, EM JULHO DE 2010 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RENDIMENTO DOMICILIAR PER CAPITA EM JULHO DE 2010 </text:p>
          </table:table-cell>
          <table:covered-table-cell table:number-columns-repeated="5" table:style-name="ce2"/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/>
          <table:table-cell table:formula="of:= &quot;SUBSTRING([Column 0],&quot;&amp;[.H46]&amp;&quot;,&quot;&amp;[.I46]&amp;&quot;)&quot;" office:value-type="string" office:string-value="SUBSTRING([Column 0],126,6)" calcext:value-type="string">
            <text:p>SUBSTRING([Column 0],126,6)</text:p>
          </table:table-cell>
          <table:table-cell office:value-type="string" calcext:value-type="string">
            <text:p>AS</text:p>
          </table:table-cell>
          <table:table-cell table:formula="of:=&quot;[&quot;&amp;[.B46]&amp;&quot;],&quot;" office:value-type="string" office:string-value="[RENDIMENTO DOMICILIAR PER CAPITA EM JULHO DE 2010 ]," calcext:value-type="string">
            <text:p>[RENDIMENTO DOMICILIAR PER CAPITA EM JULHO DE 2010 ],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RENDIMENTO DOMICILIAR PER CAPITA, EM Nº DE SALÁRIOS MÍNIMOS, EM JULHO DE 2010 </text:p>
          </table:table-cell>
          <table:covered-table-cell table:number-columns-repeated="5" table:style-name="ce2"/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/>
          <table:table-cell table:formula="of:= &quot;SUBSTRING([Column 0],&quot;&amp;[.H47]&amp;&quot;,&quot;&amp;[.I47]&amp;&quot;)&quot;" office:value-type="string" office:string-value="SUBSTRING([Column 0],134,4)" calcext:value-type="string">
            <text:p>SUBSTRING([Column 0],134,4)</text:p>
          </table:table-cell>
          <table:table-cell office:value-type="string" calcext:value-type="string">
            <text:p>AS</text:p>
          </table:table-cell>
          <table:table-cell table:formula="of:=&quot;[&quot;&amp;[.B47]&amp;&quot;],&quot;" office:value-type="string" office:string-value="[RENDIMENTO DOMICILIAR PER CAPITA, EM Nº DE SALÁRIOS MÍNIMOS, EM JULHO DE 2010 ]," calcext:value-type="string">
            <text:p>[RENDIMENTO DOMICILIAR PER CAPITA, EM Nº DE SALÁRIOS MÍNIMOS, EM JULHO DE 2010 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Espécie da Unidade Doméstica</text:p>
          </table:table-cell>
          <table:covered-table-cell table:number-columns-repeated="5" table:style-name="ce2"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48]&amp;&quot;,&quot;&amp;[.I48]&amp;&quot;)&quot;" office:value-type="string" office:string-value="SUBSTRING([Column 0],143,1)" calcext:value-type="string">
            <text:p>SUBSTRING([Column 0],143,1)</text:p>
          </table:table-cell>
          <table:table-cell office:value-type="string" calcext:value-type="string">
            <text:p>AS</text:p>
          </table:table-cell>
          <table:table-cell table:formula="of:=&quot;[&quot;&amp;[.B48]&amp;&quot;],&quot;" office:value-type="string" office:string-value="[Espécie da Unidade Doméstica]," calcext:value-type="string">
            <text:p>[Espécie da Unidade Doméstica],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ADEQUAÇÃO DA MORADIA</text:p>
          </table:table-cell>
          <table:covered-table-cell table:number-columns-repeated="5" table:style-name="ce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 &quot;SUBSTRING([Column 0],&quot;&amp;[.H49]&amp;&quot;,&quot;&amp;[.I49]&amp;&quot;)&quot;" office:value-type="string" office:string-value="SUBSTRING([Column 0],144,1)" calcext:value-type="string">
            <text:p>SUBSTRING([Column 0],144,1)</text:p>
          </table:table-cell>
          <table:table-cell office:value-type="string" calcext:value-type="string">
            <text:p>AS</text:p>
          </table:table-cell>
          <table:table-cell table:formula="of:=&quot;[&quot;&amp;[.B49]&amp;&quot;],&quot;" office:value-type="string" office:string-value="[ADEQUAÇÃO DA MORADIA]," calcext:value-type="string">
            <text:p>[ADEQUAÇÃO DA MORADIA],</text:p>
          </table:table-cell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R$ </number:text>
      <number:number number:decimal-places="0" loext:min-decimal-places="0" number:min-integer-digits="1" number:grouping="true"/>
    </number:number-style>
    <number:number-style style:name="N121">
      <number:text>-R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</number:number-style>
    <number:number-style style:name="N123">
      <number:text>-R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.</number:text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9:57:53.131000000</meta:creation-date>
    <dc:date>2018-07-13T20:25:50.484000000</dc:date>
    <meta:editing-duration>PT11M57S</meta:editing-duration>
    <meta:editing-cycles>2</meta:editing-cycles>
    <meta:generator>LibreOffice/5.4.1.2$Windows_x86 LibreOffice_project/ea7cb86e6eeb2bf3a5af73a8f7777ac570321527</meta:generator>
    <meta:document-statistic meta:table-count="1" meta:cell-count="316" meta:object-count="0"/>
  </office:meta>
</office:document-meta>
</file>